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3256DFE9.png"/>
  <manifest:file-entry manifest:media-type="image/png" manifest:full-path="Pictures/100002010000078000000438959D9C6C.png"/>
  <manifest:file-entry manifest:media-type="image/png" manifest:full-path="Pictures/100002010000078000000438B33C3E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potfy inspired websit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graphics1" text:anchor-type="paragraph" svg:width="6.6929in" svg:height="3.7646in" draw:z-index="0"><draw:image xlink:href="Pictures/100002010000078000000438B33C3E89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graphics2" text:anchor-type="paragraph" svg:width="6.6929in" svg:height="3.7646in" draw:z-index="1"><draw:image xlink:href="Pictures/100002010000078000000438959D9C6C.png" xlink:type="simple" xlink:show="embed" xlink:actuate="onLoad"/></draw:frame></text:p>
      <text:p text:style-name="Preformatted_20_Text"/>
      <text:p text:style-name="Preformatted_20_Text"><draw:frame draw:style-name="fr1" draw:name="graphics3" text:anchor-type="paragraph" svg:width="6.6929in" svg:height="3.7646in" draw:z-index="2"><draw:image xlink:href="Pictures/1000020100000780000004383256DF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3" meta:object-count="0" meta:page-count="2" meta:paragraph-count="1" meta:word-count="3" meta:character-count="23"/>
    <dc:date>2021-02-09T22:31:05.82</dc:date>
    <meta:generator>OpenOffice/4.1.5$Win32 OpenOffice.org_project/415m1$Build-9789</meta:generator>
  </office:meta>
</office:document-meta>
</file>